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00000002001A5BF8CC38A3F4F6.png" manifest:media-type="image/png"/>
  <manifest:file-entry manifest:full-path="Pictures/10000201000001F4000001F4FC890035480A889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svg:stroke-linecap="round" draw:textarea-horizontal-align="justify" draw:textarea-vertical-align="middle" draw:auto-grow-height="false" fo:min-height="16.45cm" fo:min-width="10.6cm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justify" draw:textarea-vertical-align="middle" draw:auto-grow-height="false" fo:min-height="2.076cm" fo:min-width="7.2cm"/>
      <style:paragraph-properties style:writing-mode="lr-tb"/>
    </style:style>
    <style:style style:name="gr3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4.106cm" fo:min-width="5.58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1.376cm" fo:min-width="4.8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-width="0.5cm" draw:marker-end="Symmetric_20_Arrow" draw:marker-end-width="0.6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2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2cm" svg:stroke-color="#000000" draw:marker-start-width="0.5cm" draw:marker-end-width="0.5cm" svg:stroke-linecap="round" draw:textarea-horizontal-align="justify" draw:textarea-vertical-align="middle" draw:auto-grow-height="false" fo:min-height="1.75cm" fo:min-width="2.7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9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2.7cm"/>
      <style:paragraph-properties style:writing-mode="lr-tb"/>
    </style:style>
    <style:style style:name="gr11" style:family="graphic" style:parent-style-name="standard">
      <style:graphic-properties svg:stroke-width="0.2cm" svg:stroke-color="#000000" draw:marker-start-width="0.5cm" draw:marker-end-width="0.5cm" svg:stroke-linecap="round" draw:textarea-horizontal-align="justify" draw:textarea-vertical-align="middle" draw:auto-grow-height="false" fo:min-height="11.15cm" fo:min-width="7.5cm" fo:padding-top="0.225cm" fo:padding-bottom="0.225cm" fo:padding-left="0.35cm" fo:padding-right="0.35cm"/>
    </style:style>
    <style:style style:name="gr12" style:family="graphic" style:parent-style-name="standard">
      <style:graphic-properties draw:textarea-horizontal-align="justify" draw:textarea-vertical-align="middle" draw:auto-grow-height="false" fo:min-height="2.076cm" fo:min-width="6.3cm"/>
      <style:paragraph-properties style:writing-mode="lr-tb"/>
    </style:style>
    <style:style style:name="gr13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9.48cm" fo:min-width="9.37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1.276cm" fo:min-width="4.7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2cm" svg:stroke-color="#000000" draw:marker-start-width="0.5cm" draw:marker-end-width="0.5cm" svg:stroke-linecap="round" draw:textarea-horizontal-align="justify" draw:textarea-vertical-align="middle" draw:auto-grow-height="false" fo:min-height="4.75cm" fo:min-width="6.3cm" fo:padding-top="0.225cm" fo:padding-bottom="0.225cm" fo:padding-left="0.35cm" fo:padding-right="0.35cm"/>
    </style:style>
    <style:style style:name="gr16" style:family="graphic" style:parent-style-name="standard">
      <style:graphic-properties draw:textarea-horizontal-align="justify" draw:textarea-vertical-align="middle" draw:auto-grow-height="false" fo:min-height="1.876cm" fo:min-width="5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76cm" fo:min-width="5.7cm"/>
      <style:paragraph-properties style:writing-mode="lr-tb"/>
    </style:style>
    <style:style style:name="gr18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2.054cm" fo:min-width="3.07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0.85cm" fo:min-width="3.4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bdbdbd"/>
      <style:paragraph-properties fo:text-align="center"/>
    </style:style>
    <style:style style:name="P4" style:family="paragraph">
      <loext:graphic-properties draw:fill="solid" draw:fill-color="#bdbdb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1" style:family="paragraph">
      <loext:graphic-properties draw:fill="solid" draw:fill-color="#bdbdbd"/>
      <style:paragraph-properties fo:text-align="center" style:writing-mode="lr-tb"/>
      <style:text-properties fo:font-size="24pt" style:font-size-asian="24pt" style:font-size-complex="24pt"/>
    </style:style>
    <style:style style:name="P12" style:family="paragraph"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="solid" draw:fill-color="#bdbdbd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cm" svg:height="16.7cm" svg:x="3.1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3.3cm">
          <text:p text:style-name="P2">PointCloudRecei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5.885cm">
          <text:p text:style-name="P2">PointCloudRender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8.556cm">
          <text:p text:style-name="P2">KeyboardInp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11.227cm">
          <text:p text:style-name="P2">LeanTou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13.898cm">
          <text:p text:style-name="P2">BufferR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16.574cm">
          <text:p text:style-name="P2">MessageUtil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cm" svg:height="6.3cm" svg:x="16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3cm" svg:height="1.626cm" svg:x="18.3cm" svg:y="4.6cm">
          <text:p text:style-name="P2">PointCloudElem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9cm" svg:y1="7.3cm" svg:x2="16.4cm" svg:y2="8.1cm">
          <text:p/>
        </draw:line>
        <draw:frame draw:style-name="gr6" draw:text-style-name="P6" draw:layer="layout" svg:width="9.832cm" svg:height="1.508cm" svg:x="3.7cm" svg:y="1.192cm">
          <draw:text-box>
            <text:p><text:span text:style-name="T1">R</text:span><text:span text:style-name="T1">o</text:span><text:span text:style-name="T1">o</text:span><text:span text:style-name="T1">t</text:span><text:span text:style-name="T1"> </text:span><text:span text:style-name="T1">G</text:span><text:span text:style-name="T1">a</text:span><text:span text:style-name="T1">m</text:span><text:span text:style-name="T1">e</text:span><text:span text:style-name="T1"> </text:span><text:span text:style-name="T1">O</text:span><text:span text:style-name="T1">b</text:span><text:span text:style-name="T1">j</text:span><text:span text:style-name="T1">e</text:span><text:span text:style-name="T1">c</text:span><text:span text:style-name="T1">t</text:span></text:p>
          </draw:text-box>
        </draw:frame>
        <draw:frame draw:style-name="gr7" draw:text-style-name="P7" draw:layer="layout" svg:width="1.899cm" svg:height="1.899cm" svg:x="19.6cm" svg:y="8.401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1.899cm" svg:height="1.899cm" svg:x="18cm" svg:y="7.201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1.899cm" svg:height="1.899cm" svg:x="20.501cm" svg:y="6.8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1.899cm" svg:height="1.899cm" svg:x="21.901cm" svg:y="8.101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2.38cm" svg:height="2.38cm" svg:x="3.52cm" svg:y="3.246cm">
          <draw:image xlink:href="Pictures/1000020100000200000002001A5BF8CC38A3F4F6.png" xlink:type="simple" xlink:show="embed" xlink:actuate="onLoad" loext:mime-type="image/png">
            <text:p/>
          </draw:image>
        </draw:frame>
        <draw:custom-shape draw:style-name="gr8" draw:text-style-name="P1" draw:layer="layout" svg:width="3.4cm" svg:height="2.2cm" svg:x="22.3cm" svg:y="13.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556cm" svg:height="1.439cm" svg:x="15.944cm" svg:y="14.161cm">
          <draw:text-box>
            <text:p><text:span text:style-name="T2">GameObject =</text:span></text:p>
          </draw:text-box>
        </draw:frame>
        <draw:custom-shape draw:style-name="gr10" draw:text-style-name="P2" draw:layer="layout" svg:width="3.2cm" svg:height="2.2cm" svg:x="22.4cm" svg:y="16.5cm">
          <text:p text:style-name="P2"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556cm" svg:height="2.139cm" svg:x="16.3cm" svg:y="16.9cm">
          <draw:text-box>
            <text:p><text:span text:style-name="T2">Component =</text:span></text:p>
            <text:p text:style-name="P9"><text:span text:style-name="T2"><text:s/></text:span><text:span text:style-name="T2">(C# Script) 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8.2cm" svg:height="11.6cm" svg:x="2.1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cm" svg:height="2.326cm" svg:x="2.8cm" svg:y="5.5cm">
          <text:p text:style-name="P2">PointCloudReceiv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cm" svg:height="2.326cm" svg:x="2.8cm" svg:y="8.1cm">
          <text:p text:style-name="P2">KeyboardInpu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cm" svg:height="2.326cm" svg:x="2.8cm" svg:y="10.7cm">
          <text:p text:style-name="P2">BufferRx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cm" svg:height="2.326cm" svg:x="2.8cm" svg:y="13.376cm">
          <text:p text:style-name="P2">MessageUtils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.118cm" svg:height="1.276cm" svg:x="2.144cm" svg:y="3.738cm">
          <draw:text-box>
            <text:p><text:span text:style-name="T3">Root Game Object</text:span></text:p>
          </draw:text-box>
        </draw:frame>
        <draw:frame draw:style-name="gr7" draw:text-style-name="P7" draw:layer="layout" svg:width="1.2cm" svg:height="1.2cm" svg:x="2.2cm" svg:y="6.1cm">
          <draw:image xlink:href="Pictures/1000020100000200000002001A5BF8CC38A3F4F6.png" xlink:type="simple" xlink:show="embed" xlink:actuate="onLoad" loext:mime-type="image/png">
            <text:p/>
          </draw:image>
        </draw:frame>
        <draw:custom-shape draw:style-name="gr13" draw:text-style-name="P3" draw:layer="layout" svg:width="14.1cm" svg:height="13.9cm" svg:x="12.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5.3cm" svg:height="1.626cm" svg:x="13.1cm" svg:y="3.274cm">
          <text:p text:style-name="P2"><text:span text:style-name="T2">Sourc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cm" svg:height="5.2cm" svg:x="14.9cm" svg:y="1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2cm" svg:height="2.126cm" svg:x="15.3cm" svg:y="11.974cm">
          <text:p text:style-name="P2">PointCloudRenderer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2cm" svg:height="2.026cm" svg:x="15.3cm" svg:y="14.374cm">
          <text:p text:style-name="P2">LeanTouch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2cm" svg:height="3.4cm" svg:x="11.5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4cm" svg:height="1.2cm" svg:x="12.7cm" svg:y="16.7cm">
          <text:p text:style-name="P12"><text:span text:style-name="T4">PointCloudElem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0.884cm" svg:height="0.869cm" svg:x="13.2cm" svg:y="15.669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4cm" svg:height="0.869cm" svg:x="12.316cm" svg:y="15.4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3cm" svg:height="0.869cm" svg:x="13.865cm" svg:y="14.8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4cm" svg:height="0.869cm" svg:x="14.516cm" svg:y="15.395cm">
          <draw:image xlink:href="Pictures/10000201000001F4000001F4FC890035480A889E.png" xlink:type="simple" xlink:show="embed" xlink:actuate="onLoad" loext:mime-type="image/png">
            <text:p/>
          </draw:image>
        </draw:frame>
        <draw:line draw:style-name="gr5" draw:text-style-name="P5" draw:layer="layout" svg:x1="9.3cm" svg:y1="6.7cm" svg:x2="12.6cm" svg:y2="7.2cm">
          <text:p/>
        </draw:line>
        <draw:custom-shape draw:style-name="gr15" draw:text-style-name="P1" draw:layer="layout" svg:width="7cm" svg:height="5.2cm" svg:x="15.7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2cm" svg:height="2.126cm" svg:x="16.1cm" svg:y="6.074cm">
          <text:p text:style-name="P2">PointCloudRenderer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2cm" svg:height="2.026cm" svg:x="16.1cm" svg:y="8.474cm">
          <text:p text:style-name="P2">LeanTouch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2cm" svg:height="3.4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4cm" svg:height="1.2cm" svg:x="22.4cm" svg:y="6cm">
          <text:p text:style-name="P12"><text:span text:style-name="T4">PointCloudElem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0.884cm" svg:height="0.869cm" svg:x="22.9cm" svg:y="4.969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4cm" svg:height="0.869cm" svg:x="22.016cm" svg:y="4.7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3cm" svg:height="0.869cm" svg:x="23.565cm" svg:y="4.1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4cm" svg:height="0.869cm" svg:x="24.216cm" svg:y="4.695cm">
          <draw:image xlink:href="Pictures/10000201000001F4000001F4FC890035480A889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3T14:02:37.767817713</meta:creation-date>
    <dc:date>2020-05-18T07:42:03.295058113</dc:date>
    <meta:editing-duration>PT33M41S</meta:editing-duration>
    <meta:editing-cycles>10</meta:editing-cycles>
    <meta:generator>LibreOffice/6.4.3.2$Linux_X86_64 LibreOffice_project/40$Build-2</meta:generator>
    <meta:document-statistic meta:object-count="48"/>
  </office:meta>
</office:document-meta>
</file>